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1c38fa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1c38fa" style:font-name-complex="Chilanka"/>
    </style:style>
    <style:style style:name="P3" style:family="paragraph" style:parent-style-name="Standard">
      <style:text-properties style:font-name="Chilanka" officeooo:rsid="000b764f" officeooo:paragraph-rsid="001c38fa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1c38fa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1c38fa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1c38fa" style:font-size-asian="15pt" style:font-name-complex="Rachana" style:font-size-complex="15pt"/>
    </style:style>
    <style:style style:name="P7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style:font-name="Rachana" fo:font-size="15pt" style:text-underline-style="none" fo:font-weight="bold" officeooo:rsid="0008d400" officeooo:paragraph-rsid="001c38fa" style:font-size-asian="15pt" style:font-weight-asian="bold" style:font-name-complex="Rachana" style:font-size-complex="15pt" style:font-weight-complex="bold"/>
    </style:style>
    <style:style style:name="P8" style:family="paragraph" style:parent-style-name="Standard">
      <style:text-properties fo:color="#000000" style:font-name="Chilanka" fo:font-style="normal" style:text-underline-style="none" fo:font-weight="bold" officeooo:rsid="000b764f" officeooo:paragraph-rsid="001c38fa" style:font-style-asian="normal" style:font-weight-asian="bold" style:font-name-complex="Chilanka" style:font-style-complex="normal" style:font-weight-complex="bold"/>
    </style:style>
    <style:style style:name="P9" style:family="paragraph" style:parent-style-name="Standard">
      <style:text-properties fo:color="#000000" style:font-name="Chilanka" fo:font-style="normal" style:text-underline-style="none" fo:font-weight="bold" officeooo:rsid="001127af" officeooo:paragraph-rsid="001c38fa" style:font-style-asian="normal" style:font-weight-asian="bold" style:font-name-complex="Chilanka" style:font-style-complex="normal" style:font-weight-complex="bold"/>
    </style:style>
    <style:style style:name="P10" style:family="paragraph" style:parent-style-name="Standard">
      <style:text-properties fo:color="#000000" fo:font-style="normal" style:text-underline-style="none" fo:font-weight="bold" officeooo:rsid="0008d400" officeooo:paragraph-rsid="001c38fa" style:font-style-asian="normal" style:font-weight-asian="bold" style:font-style-complex="normal" style:font-weight-complex="bold"/>
    </style:style>
    <style:style style:name="P11" style:family="paragraph" style:parent-style-name="Standard">
      <style:text-properties officeooo:rsid="0008d400" officeooo:paragraph-rsid="001c38fa"/>
    </style:style>
    <style:style style:name="P12" style:family="paragraph" style:parent-style-name="Standard">
      <style:text-properties officeooo:rsid="000a77fc" officeooo:paragraph-rsid="001c38fa"/>
    </style:style>
    <style:style style:name="P13" style:family="paragraph" style:parent-style-name="Standard">
      <style:text-properties officeooo:rsid="000ed379" officeooo:paragraph-rsid="001c38fa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1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2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3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4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5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6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7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8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P9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c38fa" style:font-size-asian="18pt" style:font-style-asian="normal" style:font-weight-asian="bold" style:font-name-complex="Rachana" style:font-size-complex="18pt" style:font-style-complex="normal" style:font-weight-complex="bold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fo:font-size="15pt" fo:font-style="normal" fo:font-weight="normal" style:font-size-asian="15pt" style:font-style-asian="normal" style:font-weight-asian="normal" style:font-name-complex="Rachana" style:font-size-complex="15pt" style:font-style-complex="normal" style:font-weight-complex="normal"/>
    </style:style>
    <style:style style:name="T5" style:family="text">
      <style:text-properties style:font-name="Rachana" fo:font-size="15pt" fo:font-style="normal" fo:font-weight="normal" officeooo:rsid="001127af" style:font-size-asian="15pt" style:font-style-asian="normal" style:font-weight-asian="normal" style:font-name-complex="Rachana" style:font-size-complex="15pt" style:font-style-complex="normal" style:font-weight-complex="normal"/>
    </style:style>
    <style:style style:name="T6" style:family="text">
      <style:text-properties style:font-name="Rachana" style:font-name-complex="Rachana"/>
    </style:style>
    <style:style style:name="T7" style:family="text">
      <style:text-properties officeooo:rsid="000b764f"/>
    </style:style>
    <style:style style:name="T8" style:family="text">
      <style:text-properties officeooo:rsid="000ed379"/>
    </style:style>
    <style:style style:name="T9" style:family="text">
      <style:text-properties style:font-name="Chilanka" fo:font-size="18pt" fo:font-style="normal" fo:font-weight="bold" officeooo:rsid="001127af" style:font-size-asian="18pt" style:font-style-asian="normal" style:font-weight-asian="bold" style:font-name-complex="Rachana" style:font-size-complex="1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വേണുക്കുട്ടന്‍ കെ.കെ.</text:p>
      <text:p text:style-name="P12">കണ്ടനാട്ട് വീട്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അമ്പുജാക്ഷന്‍</text:p>
      <text:p text:style-name="P12">തകിടിയില്‍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സുനില</text:p>
      <text:p text:style-name="P12">കല്ലാട്ട്</text:p>
      <text:p text:style-name="P12">കായിപ്പുറ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വിമലൻ</text:p>
      <text:p text:style-name="P12">തോപ്പുവെളി</text:p>
      <text:p text:style-name="P12">വാരണം</text:p>
      <text:p text:style-name="P12">മുഹമ്മ</text:p>
      <text:p text:style-name="P12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അനില്‍കുമാര്‍</text:p>
      <text:p text:style-name="P12">KOCHUVELI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ബെൻസ്ലൽ</text:p>
      <text:p text:style-name="P12">POTTAYIL</text:p>
      <text:p text:style-name="P12">പുത്തനങ്ങാടി</text:p>
      <text:p text:style-name="P12">വാരണം</text:p>
      <text:p text:style-name="P12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തിലകന്‍ കെ വി</text:p>
      <text:p text:style-name="P12">KANDANATTU VELI</text:p>
      <text:p text:style-name="P12">ചാരമംഗലം</text:p>
      <text:p text:style-name="P12">വാരണ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അജിത്കുമാർ <text:s/>എസ്.</text:p>
      <text:p text:style-name="P12">PALLIYAZHATH HOUSE</text:p>
      <text:p text:style-name="P12">മരുതോര്‍വട്ടം</text:p>
      <text:p text:style-name="P12">വാരണം</text:p>
      <text:p text:style-name="P12">688539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മോഹനന്‍</text:p>
      <text:p text:style-name="P12">KOCHUVELI</text:p>
      <text:p text:style-name="P12">വാരണം</text:p>
      <text:p text:style-name="P12">വാരണം</text:p>
      <text:p text:style-name="P12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ഉല്ലാസ്. എം എന്‍</text:p>
      <text:p text:style-name="P12">MULLASSERIVELI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ലാലു</text:p>
      <text:p text:style-name="P12">VADAKKEVELI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പുരുഷോത്തമന്‍</text:p>
      <text:p text:style-name="P12">PALACKAL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ഒാമനകുട്ടന്‍ ജി.</text:p>
      <text:p text:style-name="P12">MALIKAVELI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ജയകുമാര്‍ .വി.പി.</text:p>
      <text:p text:style-name="P12">KANDANATTUNADUVILECHIRA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ഷാജി</text:p>
      <text:p text:style-name="P12">MAPPILAVELI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ജയന്‍ പി..</text:p>
      <text:p text:style-name="P12">KIZHAKKEKOLLAMPARAMBU</text:p>
      <text:p text:style-name="P12">പുത്തനങ്ങാടി</text:p>
      <text:p text:style-name="P12">മുഹമ്മ</text:p>
      <text:p text:style-name="P12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അജിമോണ്‍ വ.ബി.</text:p>
      <text:p text:style-name="P12">VELIYIL PARAMBIL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ചന്ദ്രബാബു സി.എം.</text:p>
      <text:p text:style-name="P12">CHANIVELI</text:p>
      <text:p text:style-name="P12">ചാരമംഗലം</text:p>
      <text:p text:style-name="P12">മരുതോര്‍വട്ട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ധനേഷ് വി.</text:p>
      <text:p text:style-name="P12">CHALUVELI</text:p>
      <text:p text:style-name="P12">കായിപ്പുറം</text:p>
      <text:p text:style-name="P12">മരുതോര്‍വട്ട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ലാലു.വി.എ.</text:p>
      <text:p text:style-name="P12">VADAKKEVELI</text:p>
      <text:p text:style-name="P12">ചാരമംഗലം</text:p>
      <text:p text:style-name="P12">മരുതോര്‍വട്ട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രഖുവരാൻ</text:p>
      <text:p text:style-name="P12">ANIKKATTUVELI</text:p>
      <text:p text:style-name="P12">ചാരമംഗലം</text:p>
      <text:p text:style-name="P12">മരുതോര്‍വട്ട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സതീഷ്‌ വി.പി.</text:p>
      <text:p text:style-name="P12">VELINTHARAVELI</text:p>
      <text:p text:style-name="P12">ചാരമംഗലം</text:p>
      <text:p text:style-name="P12">മരുതോര്‍വട്ട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പ്രദീപ് ദാസ്‌ എം.ആര്‍</text:p>
      <text:p text:style-name="P12">MULLASSERIVELI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രാജേഷ്‌.</text:p>
      <text:p text:style-name="P12">MANGALATH</text:p>
      <text:p text:style-name="P12">മുഹമ്മ</text:p>
      <text:p text:style-name="P12">വാരണ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രെജുമോന്‍ <text:s/>ടി വി</text:p>
      <text:p text:style-name="P12">REVATHYNILATHIL</text:p>
      <text:p text:style-name="P12">മുഹമ്മ</text:p>
      <text:p text:style-name="P12">വാരണ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അനിൽ എം.ടി</text:p>
      <text:p text:style-name="P12">MULLASSERIVELI</text:p>
      <text:p text:style-name="P12">പുത്തനങ്ങാടി</text:p>
      <text:p text:style-name="P12">വാരണ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സുരേഷ് കുമാർ.ടി.കെ.</text:p>
      <text:p text:style-name="P12">THAKIDIVELI</text:p>
      <text:p text:style-name="P12">വാരണം</text:p>
      <text:p text:style-name="P12">മരുതോര്‍വട്ട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സോമൻ</text:p>
      <text:p text:style-name="P12">PUTHUVEETTUVELI</text:p>
      <text:p text:style-name="P12">മുഹമ്മ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പ്രസാദ്‌ വി. പി.</text:p>
      <text:p text:style-name="P12">VELEEPARAMBU</text:p>
      <text:p text:style-name="P12">മുഹമ്മ</text:p>
      <text:p text:style-name="P12">വാരണ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ഉദയന്‍ കെ.ആര്‍.</text:p>
      <text:p text:style-name="P12">KOLLAMPARAMBU</text:p>
      <text:p text:style-name="P12">വാരണം</text:p>
      <text:p text:style-name="P12">വാരണം</text:p>
      <text:p text:style-name="P12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ഉദയകുമാർ ജി.</text:p>
      <text:p text:style-name="P12">VELEEPARAMBU</text:p>
      <text:p text:style-name="P12">ചാരമംഗലം</text:p>
      <text:p text:style-name="P12">വാരണ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പ്രസന്നൻ ക.ക.</text:p>
      <text:p text:style-name="P12">KANDANATTUVELI</text:p>
      <text:p text:style-name="P12">ചാരമംഗലം</text:p>
      <text:p text:style-name="P12">വാരണ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സന്തോഷ് കുമാര്‍</text:p>
      <text:p text:style-name="P12">EDAPARAMBIL</text:p>
      <text:p text:style-name="P12">വാരണം</text:p>
      <text:p text:style-name="P12">വാരണ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അശോകാൻ</text:p>
      <text:p text:style-name="P12">THAKIDIVELI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ചന്ദ്രബാബു</text:p>
      <text:p text:style-name="P12">PALACKALVELI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രാജേന്ദ്രന്‍പിള്ള റ്റി. റ്റി.</text:p>
      <text:p text:style-name="P12">PALACKAL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സുനില</text:p>
      <text:p text:style-name="P12">PALACKAL VELI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സൈജു എ.സി.</text:p>
      <text:p text:style-name="P12">ARAICKALVELI</text:p>
      <text:p text:style-name="P12">വാരണം</text:p>
      <text:p text:style-name="P12">വാരണം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സന്തോഷ്‌ </text:p>
      <text:p text:style-name="P12">VELIYILHOUSE</text:p>
      <text:p text:style-name="P12">മുഹമ്മ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7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2">ഇന്ദ്രജിത്ത്</text:p>
      <text:p text:style-name="P12">PALACKAL ALVELI</text:p>
      <text:p text:style-name="P12">ചാരമംഗലം</text:p>
      <text:p text:style-name="P12">മുഹമ്മ</text:p>
      <text:p text:style-name="P12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<text:span text:style-name="T8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ഹബാസ് അലി എം എം</text:p>
      <text:p text:style-name="P12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ഹീം പി</text:p>
      <text:p text:style-name="P12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ഹസന്‍ കെ പി</text:p>
      <text:p text:style-name="P12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സ്വാലിഹ് പി</text:p>
      <text:p text:style-name="P12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ാഹില്‍ സി ടി</text:p>
      <text:p text:style-name="P12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ിബിന്‍ എം 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ഹാദി പി</text:p>
      <text:p text:style-name="P12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ഷ്മല്‍ എ</text:p>
      <text:p text:style-name="P12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അഹമ്മദ് അഫ് ലഹ് <text:s/>കെ</text:p>
      <text:p text:style-name="P12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്ദ് സിനാന്‍ വി കെ</text:p>
      <text:p text:style-name="P12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ഹുസ്നി മുബാറക് കെ എം</text:p>
      <text:p text:style-name="P12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അമീന്‍ കെ</text:p>
      <text:p text:style-name="P12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ഷബീബ് എന്‍ ടി</text:p>
      <text:p text:style-name="P12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8"/>
      <text:p text:style-name="P8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9">സെക്രട്ടറി <text:s text:c="102"/><text:span text:style-name="T7">ഹെഡ്‌മാസ്റ്റ</text:span>ര്‍ <text:s text:c="97"/></text:p>
      <text:p text:style-name="P10"/>
      <text:p text:style-name="P11"/>
      <text:p text:style-name="P11"/>
      <text:p text:style-name="P11"/>
      <text:p text:style-name="P12"/>
      <text:p text:style-name="P12"/>
      <text:p text:style-name="P12"/>
      <text:p text:style-name="P12">To മുഹമ്മദ് ഫവാസ് വി സി</text:p>
      <text:p text:style-name="P12">കാരാട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08-10T14:15:33.908592519</dc:date>
    <meta:editing-cycles>7</meta:editing-cycles>
    <meta:editing-duration>PT23M57S</meta:editing-duration>
    <meta:document-statistic meta:table-count="0" meta:image-count="0" meta:object-count="0" meta:page-count="1919" meta:paragraph-count="11720" meta:word-count="79250" meta:character-count="676564" meta:non-whitespace-character-count="315087"/>
  </office:meta>
</office:document-meta>
</file>